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ICTFontTextStyleBody" svg:font-family="UICTFontTextStyleBody" style:font-family-generic="roman"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ListParagraph" style:list-style-name="LFO15" style:family="paragraph"/>
    <style:style style:name="P3" style:parent-style-name="li3" style:family="paragraph">
      <style:paragraph-properties fo:margin-top="0in" fo:margin-bottom="0in" fo:margin-left="0.25in">
        <style:tab-stops/>
      </style:paragraph-properties>
    </style:style>
    <style:style style:name="T4" style:parent-style-name="s2" style:family="text">
      <style:text-properties style:font-name="UICTFontTextStyleBody" style:font-name-complex="Arial" fo:color="#000000" fo:font-size="10.5pt" style:font-size-asian="10.5pt" style:font-size-complex="10.5pt"/>
    </style:style>
    <style:style style:name="T5" style:parent-style-name="s2" style:family="text">
      <style:text-properties style:font-name="UICTFontTextStyleBody" style:font-name-complex="Arial" fo:color="#000000" fo:font-size="10.5pt" style:font-size-asian="10.5pt" style:font-size-complex="10.5pt"/>
    </style:style>
    <style:style style:name="T6" style:parent-style-name="s2" style:family="text">
      <style:text-properties style:font-name="UICTFontTextStyleBody" style:font-name-complex="Arial" fo:color="#000000" fo:font-size="10.5pt" style:font-size-asian="10.5pt" style:font-size-complex="10.5pt"/>
    </style:style>
    <style:style style:name="T7" style:parent-style-name="s2" style:family="text">
      <style:text-properties style:font-name="UICTFontTextStyleBody" style:font-name-complex="Arial" fo:color="#000000" fo:font-size="10.5pt" style:font-size-asian="10.5pt" style:font-size-complex="10.5pt"/>
    </style:style>
    <style:style style:name="T8" style:parent-style-name="s2" style:family="text">
      <style:text-properties style:font-name="UICTFontTextStyleBody" style:font-name-complex="Arial" fo:color="#000000" fo:font-size="10.5pt" style:font-size-asian="10.5pt" style:font-size-complex="10.5pt"/>
    </style:style>
    <style:style style:name="T9" style:parent-style-name="s2" style:family="text">
      <style:text-properties style:font-name="UICTFontTextStyleBody" style:font-name-complex="Arial" fo:color="#000000" fo:font-size="10.5pt" style:font-size-asian="10.5pt" style:font-size-complex="10.5pt"/>
    </style:style>
    <style:style style:name="T10" style:parent-style-name="s2" style:family="text">
      <style:text-properties style:font-name="UICTFontTextStyleBody" style:font-name-complex="Arial" fo:color="#000000" fo:font-size="10.5pt" style:font-size-asian="10.5pt" style:font-size-complex="10.5pt"/>
    </style:style>
    <style:style style:name="T11" style:parent-style-name="s2" style:family="text">
      <style:text-properties style:font-name="UICTFontTextStyleBody" style:font-name-complex="Arial" fo:color="#000000" fo:font-size="10.5pt" style:font-size-asian="10.5pt" style:font-size-complex="10.5pt"/>
    </style:style>
    <style:style style:name="T12" style:parent-style-name="s2" style:family="text">
      <style:text-properties style:font-name="UICTFontTextStyleBody" style:font-name-complex="Arial" fo:color="#000000" fo:font-size="10.5pt" style:font-size-asian="10.5pt" style:font-size-complex="10.5pt"/>
    </style:style>
    <style:style style:name="T13" style:parent-style-name="s2" style:family="text">
      <style:text-properties style:font-name="UICTFontTextStyleBody" style:font-name-complex="Arial" fo:color="#000000" fo:font-size="10.5pt" style:font-size-asian="10.5pt" style:font-size-complex="10.5pt"/>
    </style:style>
    <style:style style:name="T14" style:parent-style-name="s2" style:family="text">
      <style:text-properties style:font-name="UICTFontTextStyleBody" style:font-name-complex="Arial" fo:color="#000000" fo:font-size="10.5pt" style:font-size-asian="10.5pt" style:font-size-complex="10.5pt"/>
    </style:style>
    <style:style style:name="T15" style:parent-style-name="s2" style:family="text">
      <style:text-properties style:font-name="UICTFontTextStyleBody" style:font-name-complex="Arial" fo:color="#000000" fo:font-size="10.5pt" style:font-size-asian="10.5pt" style:font-size-complex="10.5pt"/>
    </style:style>
    <style:style style:name="T16" style:parent-style-name="s2" style:family="text">
      <style:text-properties style:font-name="UICTFontTextStyleBody" style:font-name-complex="Arial" fo:color="#000000" fo:font-size="10.5pt" style:font-size-asian="10.5pt" style:font-size-complex="10.5pt"/>
    </style:style>
    <style:style style:name="T17" style:parent-style-name="s2" style:family="text">
      <style:text-properties style:font-name="UICTFontTextStyleBody" style:font-name-complex="Arial" fo:color="#000000" fo:font-size="10.5pt" style:font-size-asian="10.5pt" style:font-size-complex="10.5pt"/>
    </style:style>
    <style:style style:name="T18" style:parent-style-name="s2" style:family="text">
      <style:text-properties style:font-name="UICTFontTextStyleBody" style:font-name-complex="Arial" fo:color="#000000" fo:font-size="10.5pt" style:font-size-asian="10.5pt" style:font-size-complex="10.5pt"/>
    </style:style>
    <style:style style:name="T19" style:parent-style-name="s2" style:family="text">
      <style:text-properties style:font-name="UICTFontTextStyleBody" style:font-name-complex="Arial" fo:color="#000000" fo:font-size="10.5pt" style:font-size-asian="10.5pt" style:font-size-complex="10.5pt"/>
    </style:style>
    <style:style style:name="T20" style:parent-style-name="s2" style:family="text">
      <style:text-properties style:font-name="UICTFontTextStyleBody" style:font-name-complex="Arial" fo:color="#000000" fo:font-size="10.5pt" style:font-size-asian="10.5pt" style:font-size-complex="10.5pt"/>
    </style:style>
    <style:style style:name="T21" style:parent-style-name="s2" style:family="text">
      <style:text-properties style:font-name="UICTFontTextStyleBody" style:font-name-complex="Arial" fo:color="#000000" fo:font-size="10.5pt" style:font-size-asian="10.5pt" style:font-size-complex="10.5pt"/>
    </style:style>
    <style:style style:name="T22" style:parent-style-name="s2" style:family="text">
      <style:text-properties style:font-name="UICTFontTextStyleBody" style:font-name-complex="Arial" fo:color="#000000" fo:font-size="10.5pt" style:font-size-asian="10.5pt" style:font-size-complex="10.5pt"/>
    </style:style>
    <style:style style:name="T23" style:parent-style-name="s2" style:family="text">
      <style:text-properties style:font-name="UICTFontTextStyleBody" style:font-name-complex="Arial" fo:color="#000000" fo:font-size="10.5pt" style:font-size-asian="10.5pt" style:font-size-complex="10.5pt"/>
    </style:style>
    <style:style style:name="T24" style:parent-style-name="s2" style:family="text">
      <style:text-properties style:font-name="UICTFontTextStyleBody" style:font-name-complex="Arial" fo:color="#000000" fo:font-size="10.5pt" style:font-size-asian="10.5pt" style:font-size-complex="10.5pt"/>
    </style:style>
    <style:style style:name="T25" style:parent-style-name="s2" style:family="text">
      <style:text-properties style:font-name="UICTFontTextStyleBody" style:font-name-complex="Arial" fo:color="#000000" fo:font-size="10.5pt" style:font-size-asian="10.5pt" style:font-size-complex="10.5pt"/>
    </style:style>
    <style:style style:name="T26" style:parent-style-name="s2" style:family="text">
      <style:text-properties style:font-name="UICTFontTextStyleBody" style:font-name-complex="Arial" fo:color="#000000" fo:font-size="10.5pt" style:font-size-asian="10.5pt" style:font-size-complex="10.5pt"/>
    </style:style>
    <style:style style:name="T27" style:parent-style-name="s2" style:family="text">
      <style:text-properties style:font-name="UICTFontTextStyleBody" style:font-name-complex="Arial" fo:color="#000000" fo:font-size="10.5pt" style:font-size-asian="10.5pt" style:font-size-complex="10.5pt"/>
    </style:style>
    <style:style style:name="T28" style:parent-style-name="s2" style:family="text">
      <style:text-properties style:font-name="UICTFontTextStyleBody" style:font-name-complex="Arial" fo:color="#000000" fo:font-size="10.5pt" style:font-size-asian="10.5pt" style:font-size-complex="10.5pt"/>
    </style:style>
    <style:style style:name="T29" style:parent-style-name="s2" style:family="text">
      <style:text-properties style:font-name="UICTFontTextStyleBody" style:font-name-complex="Arial" fo:color="#000000" fo:font-size="10.5pt" style:font-size-asian="10.5pt" style:font-size-complex="10.5pt"/>
    </style:style>
    <style:style style:name="T30" style:parent-style-name="s2" style:family="text">
      <style:text-properties style:font-name="UICTFontTextStyleBody" style:font-name-complex="Arial" fo:color="#000000" fo:font-size="10.5pt" style:font-size-asian="10.5pt" style:font-size-complex="10.5pt"/>
    </style:style>
    <style:style style:name="T31" style:parent-style-name="s2" style:family="text">
      <style:text-properties style:font-name="UICTFontTextStyleBody" style:font-name-complex="Arial" fo:color="#000000" fo:font-size="10.5pt" style:font-size-asian="10.5pt" style:font-size-complex="10.5pt"/>
    </style:style>
    <style:style style:name="T32" style:parent-style-name="s2" style:family="text">
      <style:text-properties style:font-name="UICTFontTextStyleBody" style:font-name-complex="Arial" fo:color="#000000" fo:font-size="10.5pt" style:font-size-asian="10.5pt" style:font-size-complex="10.5pt"/>
    </style:style>
    <style:style style:name="T33" style:parent-style-name="s2" style:family="text">
      <style:text-properties style:font-name="UICTFontTextStyleBody" style:font-name-complex="Arial" fo:color="#000000" fo:font-size="10.5pt" style:font-size-asian="10.5pt" style:font-size-complex="10.5pt"/>
    </style:style>
    <style:style style:name="T34" style:parent-style-name="s2" style:family="text">
      <style:text-properties style:font-name="UICTFontTextStyleBody" style:font-name-complex="Arial" fo:color="#000000" fo:font-size="10.5pt" style:font-size-asian="10.5pt" style:font-size-complex="10.5pt"/>
    </style:style>
    <style:style style:name="T35" style:parent-style-name="s2" style:family="text">
      <style:text-properties style:font-name="UICTFontTextStyleBody" style:font-name-complex="Arial" fo:color="#000000" fo:font-size="10.5pt" style:font-size-asian="10.5pt" style:font-size-complex="10.5pt"/>
    </style:style>
    <style:style style:name="T36" style:parent-style-name="s2" style:family="text">
      <style:text-properties style:font-name="UICTFontTextStyleBody" style:font-name-complex="Arial" fo:color="#000000" fo:font-size="10.5pt" style:font-size-asian="10.5pt" style:font-size-complex="10.5pt"/>
    </style:style>
    <style:style style:name="T37" style:parent-style-name="s2" style:family="text">
      <style:text-properties style:font-name="UICTFontTextStyleBody" style:font-name-complex="Arial" fo:color="#000000" fo:font-size="10.5pt" style:font-size-asian="10.5pt" style:font-size-complex="10.5pt"/>
    </style:style>
    <style:style style:name="T38" style:parent-style-name="s2" style:family="text">
      <style:text-properties style:font-name="UICTFontTextStyleBody" style:font-name-complex="Arial" fo:color="#000000" fo:font-size="10.5pt" style:font-size-asian="10.5pt" style:font-size-complex="10.5pt"/>
    </style:style>
    <style:style style:name="T39" style:parent-style-name="s2" style:family="text">
      <style:text-properties style:font-name="UICTFontTextStyleBody" style:font-name-complex="Arial" fo:color="#000000" fo:font-size="10.5pt" style:font-size-asian="10.5pt" style:font-size-complex="10.5pt"/>
    </style:style>
    <style:style style:name="T40" style:parent-style-name="s2" style:family="text">
      <style:text-properties style:font-name="UICTFontTextStyleBody" style:font-name-complex="Arial" fo:color="#000000" fo:font-size="10.5pt" style:font-size-asian="10.5pt" style:font-size-complex="10.5pt"/>
    </style:style>
    <style:style style:name="T41" style:parent-style-name="s2" style:family="text">
      <style:text-properties style:font-name="UICTFontTextStyleBody" style:font-name-complex="Arial" fo:color="#000000" fo:font-size="10.5pt" style:font-size-asian="10.5pt" style:font-size-complex="10.5pt"/>
    </style:style>
    <style:style style:name="T42" style:parent-style-name="s2" style:family="text">
      <style:text-properties style:font-name="UICTFontTextStyleBody" style:font-name-complex="Arial" fo:color="#000000" fo:font-size="10.5pt" style:font-size-asian="10.5pt" style:font-size-complex="10.5pt"/>
    </style:style>
    <style:style style:name="T43" style:parent-style-name="s2" style:family="text">
      <style:text-properties style:font-name="UICTFontTextStyleBody" style:font-name-complex="Arial" fo:color="#000000" fo:font-size="10.5pt" style:font-size-asian="10.5pt" style:font-size-complex="10.5pt"/>
    </style:style>
    <style:style style:name="T44" style:parent-style-name="s2" style:family="text">
      <style:text-properties style:font-name="UICTFontTextStyleBody" style:font-name-complex="Arial" fo:color="#000000" fo:font-size="10.5pt" style:font-size-asian="10.5pt" style:font-size-complex="10.5pt"/>
    </style:style>
    <style:style style:name="T45" style:parent-style-name="s2" style:family="text">
      <style:text-properties style:font-name="UICTFontTextStyleBody" style:font-name-complex="Arial" fo:color="#000000" fo:font-size="10.5pt" style:font-size-asian="10.5pt" style:font-size-complex="10.5pt"/>
    </style:style>
    <style:style style:name="T46" style:parent-style-name="s2" style:family="text">
      <style:text-properties style:font-name="UICTFontTextStyleBody" style:font-name-complex="Arial" fo:color="#000000" fo:font-size="10.5pt" style:font-size-asian="10.5pt" style:font-size-complex="10.5pt"/>
    </style:style>
    <style:style style:name="P47" style:parent-style-name="li3" style:family="paragraph">
      <style:paragraph-properties fo:margin-top="0in" fo:margin-bottom="0in" fo:margin-left="0.25in">
        <style:tab-stops/>
      </style:paragraph-properties>
    </style:style>
    <style:style style:name="P48" style:parent-style-name="li3" style:family="paragraph">
      <style:paragraph-properties fo:margin-top="0in" fo:margin-bottom="0in" fo:margin-left="0.25in">
        <style:tab-stops/>
      </style:paragraph-properties>
    </style:style>
    <style:style style:name="P49" style:parent-style-name="li3" style:family="paragraph">
      <style:paragraph-properties fo:margin-top="0in" fo:margin-bottom="0in" fo:margin-left="0.25in">
        <style:tab-stops/>
      </style:paragraph-properties>
    </style:style>
    <style:style style:name="P50" style:parent-style-name="li3" style:family="paragraph">
      <style:paragraph-properties fo:margin-top="0in" fo:margin-bottom="0in" fo:margin-left="0.25in">
        <style:tab-stops/>
      </style:paragraph-properties>
    </style:style>
    <style:style style:name="P51" style:parent-style-name="li3" style:family="paragraph">
      <style:paragraph-properties fo:margin-top="0in" fo:margin-bottom="0in" fo:margin-left="0.25in">
        <style:tab-stops/>
      </style:paragraph-properties>
    </style:style>
    <style:style style:name="T52" style:parent-style-name="s2" style:family="text">
      <style:text-properties style:font-name="UICTFontTextStyleBody" style:font-name-complex="Arial" fo:color="#000000" fo:font-size="10.5pt" style:font-size-asian="10.5pt" style:font-size-complex="10.5pt"/>
    </style:style>
    <style:style style:name="P53" style:parent-style-name="li3" style:family="paragraph">
      <style:paragraph-properties fo:margin-top="0in" fo:margin-bottom="0in" fo:margin-left="0.25in">
        <style:tab-stops/>
      </style:paragraph-properties>
    </style:style>
    <style:style style:name="P54" style:parent-style-name="li3" style:family="paragraph">
      <style:paragraph-properties fo:margin-top="0in" fo:margin-bottom="0in" fo:margin-left="0.25in">
        <style:tab-stops/>
      </style:paragraph-properties>
    </style:style>
    <style:style style:name="T55" style:parent-style-name="s2" style:family="text">
      <style:text-properties style:font-name="UICTFontTextStyleBody" style:font-name-complex="Arial" fo:color="#000000" fo:font-size="10.5pt" style:font-size-asian="10.5pt" style:font-size-complex="10.5pt"/>
    </style:style>
    <style:style style:name="T56" style:parent-style-name="s2" style:family="text">
      <style:text-properties style:font-name="UICTFontTextStyleBody" style:font-name-complex="Arial" fo:color="#000000" fo:font-size="10.5pt" style:font-size-asian="10.5pt" style:font-size-complex="10.5pt"/>
    </style:style>
    <style:style style:name="T57" style:parent-style-name="s2" style:family="text">
      <style:text-properties style:font-name="UICTFontTextStyleBody" style:font-name-complex="Arial" fo:color="#000000" fo:font-size="10.5pt" style:font-size-asian="10.5pt" style:font-size-complex="10.5pt"/>
    </style:style>
    <style:style style:name="T58" style:parent-style-name="s2" style:family="text">
      <style:text-properties style:font-name="UICTFontTextStyleBody" style:font-name-complex="Arial" fo:color="#000000" fo:font-size="10.5pt" style:font-size-asian="10.5pt" style:font-size-complex="10.5pt"/>
    </style:style>
    <style:style style:name="T59" style:parent-style-name="s2" style:family="text">
      <style:text-properties style:font-name="UICTFontTextStyleBody" style:font-name-complex="Arial" fo:color="#000000" fo:font-size="10.5pt" style:font-size-asian="10.5pt" style:font-size-complex="10.5pt"/>
    </style:style>
    <style:style style:name="T60" style:parent-style-name="s2" style:family="text">
      <style:text-properties style:font-name="UICTFontTextStyleBody" style:font-name-complex="Arial" fo:color="#000000" fo:font-size="10.5pt" style:font-size-asian="10.5pt" style:font-size-complex="10.5pt"/>
    </style:style>
    <style:style style:name="T61" style:parent-style-name="s2" style:family="text">
      <style:text-properties style:font-name="UICTFontTextStyleBody" style:font-name-complex="Arial" fo:color="#000000" fo:font-size="10.5pt" style:font-size-asian="10.5pt" style:font-size-complex="10.5pt"/>
    </style:style>
    <style:style style:name="T62" style:parent-style-name="s2" style:family="text">
      <style:text-properties style:font-name="UICTFontTextStyleBody" style:font-name-complex="Arial" fo:color="#000000" fo:font-size="10.5pt" style:font-size-asian="10.5pt" style:font-size-complex="10.5pt"/>
    </style:style>
    <style:style style:name="T63" style:parent-style-name="s2" style:family="text">
      <style:text-properties style:font-name="UICTFontTextStyleBody" style:font-name-complex="Arial" fo:color="#000000" fo:font-size="10.5pt" style:font-size-asian="10.5pt" style:font-size-complex="10.5pt"/>
    </style:style>
    <style:style style:name="T64" style:parent-style-name="s2" style:family="text">
      <style:text-properties style:font-name="UICTFontTextStyleBody" style:font-name-complex="Arial" fo:color="#000000" fo:font-size="10.5pt" style:font-size-asian="10.5pt" style:font-size-complex="10.5pt"/>
    </style:style>
    <style:style style:name="T65" style:parent-style-name="s2" style:family="text">
      <style:text-properties style:font-name="UICTFontTextStyleBody" style:font-name-complex="Arial" fo:color="#000000" fo:font-size="10.5pt" style:font-size-asian="10.5pt" style:font-size-complex="10.5pt"/>
    </style:style>
    <style:style style:name="T66" style:parent-style-name="s2" style:family="text">
      <style:text-properties style:font-name="UICTFontTextStyleBody" style:font-name-complex="Arial" fo:color="#000000" fo:font-size="10.5pt" style:font-size-asian="10.5pt" style:font-size-complex="10.5pt"/>
    </style:style>
    <style:style style:name="T67" style:parent-style-name="s2" style:family="text">
      <style:text-properties style:font-name="UICTFontTextStyleBody" style:font-name-complex="Arial" fo:color="#000000" fo:font-size="10.5pt" style:font-size-asian="10.5pt" style:font-size-complex="10.5pt"/>
    </style:style>
    <style:style style:name="T68" style:parent-style-name="s2" style:family="text">
      <style:text-properties style:font-name="UICTFontTextStyleBody" style:font-name-complex="Arial" fo:color="#000000" fo:font-size="10.5pt" style:font-size-asian="10.5pt" style:font-size-complex="10.5pt"/>
    </style:style>
    <style:style style:name="T69" style:parent-style-name="s2" style:family="text">
      <style:text-properties style:font-name="UICTFontTextStyleBody" style:font-name-complex="Arial" fo:color="#000000" fo:font-size="10.5pt" style:font-size-asian="10.5pt" style:font-size-complex="10.5pt"/>
    </style:style>
    <style:style style:name="P70" style:parent-style-name="li3" style:family="paragraph">
      <style:paragraph-properties fo:margin-top="0in" fo:margin-bottom="0in" fo:margin-left="0.25in">
        <style:tab-stops/>
      </style:paragraph-properties>
    </style:style>
    <style:style style:name="P71" style:parent-style-name="li3" style:family="paragraph">
      <style:paragraph-properties fo:margin-top="0in" fo:margin-bottom="0in" fo:margin-left="0.25in">
        <style:tab-stops/>
      </style:paragraph-properties>
    </style:style>
    <style:style style:name="P72" style:parent-style-name="li3" style:family="paragraph">
      <style:paragraph-properties fo:margin-top="0in" fo:margin-bottom="0in" fo:margin-left="0.25in">
        <style:tab-stops/>
      </style:paragraph-properties>
    </style:style>
    <style:style style:name="T73" style:parent-style-name="s2" style:family="text">
      <style:text-properties style:font-name="UICTFontTextStyleBody" style:font-name-complex="Arial" fo:color="#000000" fo:font-size="10.5pt" style:font-size-asian="10.5pt" style:font-size-complex="10.5pt"/>
    </style:style>
    <style:style style:name="T74" style:parent-style-name="s2" style:family="text">
      <style:text-properties style:font-name="UICTFontTextStyleBody" style:font-name-complex="Arial" fo:color="#000000" fo:font-size="10.5pt" style:font-size-asian="10.5pt" style:font-size-complex="10.5pt"/>
    </style:style>
    <style:style style:name="T75" style:parent-style-name="apple-converted-space" style:family="text">
      <style:text-properties style:font-name="UICTFontTextStyleBody" style:font-name-complex="Arial" fo:color="#000000" fo:font-size="10.5pt" style:font-size-asian="10.5pt" style:font-size-complex="10.5pt"/>
    </style:style>
    <style:style style:name="P76" style:parent-style-name="Normal" style:family="paragraph">
      <style:paragraph-properties fo:margin-bottom="0in" fo:line-height="100%" fo:margin-left="0.25in">
        <style:tab-stops/>
      </style:paragraph-properties>
      <style:text-properties style:font-name="UICTFontTextStyleBody" style:font-name-asian="Times New Roman" style:font-name-complex="Arial" fo:color="#000000" fo:font-size="10.5pt" style:font-size-asian="10.5pt" style:font-size-complex="10.5pt" style:language-asian="en" style:country-asian="GB"/>
    </style:style>
    <style:style style:name="P77" style:parent-style-name="Normal" style:family="paragraph">
      <style:paragraph-properties fo:margin-bottom="0in" fo:line-height="100%" fo:margin-left="0.25in">
        <style:tab-stops/>
      </style:paragraph-properties>
      <style:text-properties style:font-name="UICTFontTextStyleBody" style:font-name-asian="Times New Roman" style:font-name-complex="Arial" fo:color="#000000" fo:font-size="10.5pt" style:font-size-asian="10.5pt" style:font-size-complex="10.5pt" style:language-asian="en" style:country-asian="GB"/>
    </style:style>
    <style:style style:name="P78" style:parent-style-name="Normal" style:family="paragraph">
      <style:paragraph-properties fo:margin-bottom="0in" fo:line-height="100%" fo:margin-left="0.25in">
        <style:tab-stops/>
      </style:paragraph-properties>
      <style:text-properties style:font-name="UICTFontTextStyleBody" style:font-name-asian="Times New Roman" style:font-name-complex="Arial" fo:color="#000000" fo:font-size="10.5pt" style:font-size-asian="10.5pt" style:font-size-complex="10.5pt" style:language-asian="en" style:country-asian="GB"/>
    </style:style>
    <style:style style:name="P79" style:parent-style-name="Normal" style:family="paragraph">
      <style:paragraph-properties fo:margin-bottom="0in" fo:line-height="100%" fo:margin-left="0.25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0" style:parent-style-name="ListParagraph" style:list-style-name="LFO15" style:family="paragraph"/>
    <style:style style:name="P81" style:parent-style-name="ListParagraph" style:list-style-name="LFO15" style:family="paragraph"/>
    <style:style style:name="P82" style:parent-style-name="ListParagraph" style:list-style-name="LFO15" style:family="paragraph"/>
    <style:style style:name="T83" style:parent-style-name="s2" style:family="text">
      <style:text-properties style:font-name="UICTFontTextStyleBody" style:font-name-complex="Arial" fo:color="#000000" fo:font-size="10.5pt" style:font-size-asian="10.5pt" style:font-size-complex="10.5pt"/>
    </style:style>
    <style:style style:name="T84" style:parent-style-name="apple-converted-space" style:family="text">
      <style:text-properties style:font-name="UICTFontTextStyleBody" style:font-name-complex="Arial" fo:color="#000000" fo:font-size="10.5pt" style:font-size-asian="10.5pt" style:font-size-complex="10.5pt"/>
    </style:style>
    <style:style style:name="P85" style:parent-style-name="ListParagraph" style:list-style-name="LFO15" style:family="paragraph"/>
    <style:style style:name="P86" style:parent-style-name="Normal" style:family="paragraph">
      <style:paragraph-properties fo:margin-left="0.25in">
        <style:tab-stops/>
      </style:paragraph-properties>
    </style:style>
    <style:style style:name="P87" style:parent-style-name="p1" style:family="paragraph">
      <style:paragraph-properties fo:margin-top="0in" fo:margin-bottom="0.0312in"/>
    </style:style>
    <style:style style:name="T88" style:parent-style-name="s1" style:family="text">
      <style:text-properties style:font-name="UICTFontTextStyleBody" style:font-name-complex="Arial" fo:font-weight="bold" style:font-weight-asian="bold" style:font-weight-complex="bold" fo:color="#000000" fo:font-size="17.5pt" style:font-size-asian="17.5pt" style:font-size-complex="17.5pt"/>
    </style:style>
    <style:style style:name="T89" style:parent-style-name="apple-converted-space" style:family="text">
      <style:text-properties style:font-name="UICTFontTextStyleBody" style:font-name-complex="Arial" fo:font-weight="bold" style:font-weight-asian="bold" style:font-weight-complex="bold" fo:color="#000000" fo:font-size="17.5pt" style:font-size-asian="17.5pt" style:font-size-complex="17.5pt"/>
    </style:style>
    <style:style style:name="P90"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91"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92" style:parent-style-name="p1" style:family="paragraph">
      <style:paragraph-properties fo:margin-top="0in" fo:margin-bottom="0.0312in"/>
    </style:style>
    <style:style style:name="T93" style:parent-style-name="s1" style:family="text">
      <style:text-properties style:font-name="UICTFontTextStyleBody" style:font-name-complex="Arial" fo:font-weight="bold" style:font-weight-asian="bold" style:font-weight-complex="bold" fo:color="#000000" fo:font-size="17.5pt" style:font-size-asian="17.5pt" style:font-size-complex="17.5pt"/>
    </style:style>
    <style:style style:name="T94" style:parent-style-name="apple-converted-space" style:family="text">
      <style:text-properties style:font-name="UICTFontTextStyleBody" style:font-name-complex="Arial" fo:font-weight="bold" style:font-weight-asian="bold" style:font-weight-complex="bold" fo:color="#000000" fo:font-size="17.5pt" style:font-size-asian="17.5pt" style:font-size-complex="17.5pt"/>
    </style:style>
    <style:style style:name="P95" style:parent-style-name="li3" style:list-style-name="LFO9" style:family="paragraph">
      <style:paragraph-properties fo:margin-top="0in" fo:margin-bottom="0in"/>
    </style:style>
    <style:style style:name="T96" style:parent-style-name="s2" style:family="text">
      <style:text-properties style:font-name="UICTFontTextStyleBody" style:font-name-complex="Arial" fo:color="#000000" fo:font-size="10.5pt" style:font-size-asian="10.5pt" style:font-size-complex="10.5pt"/>
    </style:style>
    <style:style style:name="T97" style:parent-style-name="apple-converted-space" style:family="text">
      <style:text-properties style:font-name="UICTFontTextStyleBody" style:font-name-complex="Arial" fo:color="#000000" fo:font-size="10.5pt" style:font-size-asian="10.5pt" style:font-size-complex="10.5pt"/>
    </style:style>
    <style:style style:name="P98" style:parent-style-name="li3" style:list-style-name="LFO9" style:family="paragraph">
      <style:paragraph-properties fo:margin-top="0in" fo:margin-bottom="0in"/>
    </style:style>
    <style:style style:name="T99" style:parent-style-name="s2" style:family="text">
      <style:text-properties style:font-name="UICTFontTextStyleBody" style:font-name-complex="Arial" fo:color="#000000" fo:font-size="10.5pt" style:font-size-asian="10.5pt" style:font-size-complex="10.5pt"/>
    </style:style>
    <style:style style:name="T100" style:parent-style-name="apple-converted-space" style:family="text">
      <style:text-properties style:font-name="UICTFontTextStyleBody" style:font-name-complex="Arial" fo:color="#000000" fo:font-size="10.5pt" style:font-size-asian="10.5pt" style:font-size-complex="10.5pt"/>
    </style:style>
    <style:style style:name="P101" style:parent-style-name="li3" style:list-style-name="LFO9" style:family="paragraph">
      <style:paragraph-properties fo:margin-top="0in" fo:margin-bottom="0in"/>
    </style:style>
    <style:style style:name="T102" style:parent-style-name="s2" style:family="text">
      <style:text-properties style:font-name="UICTFontTextStyleBody" style:font-name-complex="Arial" fo:color="#000000" fo:font-size="10.5pt" style:font-size-asian="10.5pt" style:font-size-complex="10.5pt"/>
    </style:style>
    <style:style style:name="T103" style:parent-style-name="apple-converted-space" style:family="text">
      <style:text-properties style:font-name="UICTFontTextStyleBody" style:font-name-complex="Arial" fo:color="#000000" fo:font-size="10.5pt" style:font-size-asian="10.5pt" style:font-size-complex="10.5pt"/>
    </style:style>
    <style:style style:name="P104" style:parent-style-name="li3" style:list-style-name="LFO9" style:family="paragraph">
      <style:paragraph-properties fo:margin-top="0in" fo:margin-bottom="0in"/>
    </style:style>
    <style:style style:name="T105" style:parent-style-name="s2" style:family="text">
      <style:text-properties style:font-name="UICTFontTextStyleBody" style:font-name-complex="Arial" fo:color="#000000" fo:font-size="10.5pt" style:font-size-asian="10.5pt" style:font-size-complex="10.5pt"/>
    </style:style>
    <style:style style:name="T106" style:parent-style-name="apple-converted-space" style:family="text">
      <style:text-properties style:font-name="UICTFontTextStyleBody" style:font-name-complex="Arial" fo:color="#000000" fo:font-size="10.5pt" style:font-size-asian="10.5pt" style:font-size-complex="10.5pt"/>
    </style:style>
    <style:style style:name="P107" style:parent-style-name="li3" style:list-style-name="LFO9" style:family="paragraph">
      <style:paragraph-properties fo:margin-top="0in" fo:margin-bottom="0in"/>
    </style:style>
    <style:style style:name="T108" style:parent-style-name="s2" style:family="text">
      <style:text-properties style:font-name="UICTFontTextStyleBody" style:font-name-complex="Arial" fo:color="#000000" fo:font-size="10.5pt" style:font-size-asian="10.5pt" style:font-size-complex="10.5pt"/>
    </style:style>
    <style:style style:name="T109" style:parent-style-name="apple-converted-space" style:family="text">
      <style:text-properties style:font-name="UICTFontTextStyleBody" style:font-name-complex="Arial" fo:color="#000000" fo:font-size="10.5pt" style:font-size-asian="10.5pt" style:font-size-complex="10.5pt"/>
    </style:style>
    <style:style style:name="P110" style:parent-style-name="li3" style:list-style-name="LFO9" style:family="paragraph">
      <style:paragraph-properties fo:margin-top="0in" fo:margin-bottom="0in"/>
    </style:style>
    <style:style style:name="T111" style:parent-style-name="s2" style:family="text">
      <style:text-properties style:font-name="UICTFontTextStyleBody" style:font-name-complex="Arial" fo:color="#000000" fo:font-size="10.5pt" style:font-size-asian="10.5pt" style:font-size-complex="10.5pt"/>
    </style:style>
    <style:style style:name="T112" style:parent-style-name="apple-converted-space" style:family="text">
      <style:text-properties style:font-name="UICTFontTextStyleBody" style:font-name-complex="Arial" fo:color="#000000" fo:font-size="10.5pt" style:font-size-asian="10.5pt" style:font-size-complex="10.5pt"/>
    </style:style>
    <style:style style:name="P113" style:parent-style-name="li3" style:list-style-name="LFO9" style:family="paragraph">
      <style:paragraph-properties fo:margin-top="0in" fo:margin-bottom="0in"/>
    </style:style>
    <style:style style:name="T114" style:parent-style-name="s2" style:family="text">
      <style:text-properties style:font-name="UICTFontTextStyleBody" style:font-name-complex="Arial" fo:color="#000000" fo:font-size="10.5pt" style:font-size-asian="10.5pt" style:font-size-complex="10.5pt"/>
    </style:style>
    <style:style style:name="T115" style:parent-style-name="apple-converted-space" style:family="text">
      <style:text-properties style:font-name="UICTFontTextStyleBody" style:font-name-complex="Arial" fo:color="#000000" fo:font-size="10.5pt" style:font-size-asian="10.5pt" style:font-size-complex="10.5pt"/>
    </style:style>
    <style:style style:name="P116"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17" style:parent-style-name="p3" style:family="paragraph">
      <style:paragraph-properties fo:margin-top="0in" fo:margin-bottom="0in"/>
    </style:style>
    <style:style style:name="T118" style:parent-style-name="s2" style:family="text">
      <style:text-properties style:font-name="UICTFontTextStyleBody" style:font-name-complex="Arial" fo:color="#000000" fo:font-size="10.5pt" style:font-size-asian="10.5pt" style:font-size-complex="10.5pt"/>
    </style:style>
    <style:style style:name="T119" style:parent-style-name="apple-converted-space" style:family="text">
      <style:text-properties style:font-name="UICTFontTextStyleBody" style:font-name-complex="Arial" fo:color="#000000" fo:font-size="10.5pt" style:font-size-asian="10.5pt" style:font-size-complex="10.5pt"/>
    </style:style>
    <style:style style:name="P120" style:parent-style-name="li3" style:list-style-name="LFO10" style:family="paragraph">
      <style:paragraph-properties fo:margin-top="0in" fo:margin-bottom="0in"/>
    </style:style>
    <style:style style:name="T121" style:parent-style-name="s2" style:family="text">
      <style:text-properties style:font-name="UICTFontTextStyleBody" style:font-name-complex="Arial" fo:color="#000000" fo:font-size="10.5pt" style:font-size-asian="10.5pt" style:font-size-complex="10.5pt"/>
    </style:style>
    <style:style style:name="T122" style:parent-style-name="apple-converted-space" style:family="text">
      <style:text-properties style:font-name="UICTFontTextStyleBody" style:font-name-complex="Arial" fo:color="#000000" fo:font-size="10.5pt" style:font-size-asian="10.5pt" style:font-size-complex="10.5pt"/>
    </style:style>
    <style:style style:name="P123" style:parent-style-name="li3" style:list-style-name="LFO10" style:family="paragraph">
      <style:paragraph-properties fo:margin-top="0in" fo:margin-bottom="0in"/>
    </style:style>
    <style:style style:name="T124" style:parent-style-name="s2" style:family="text">
      <style:text-properties style:font-name="UICTFontTextStyleBody" style:font-name-complex="Arial" fo:color="#000000" fo:font-size="10.5pt" style:font-size-asian="10.5pt" style:font-size-complex="10.5pt"/>
    </style:style>
    <style:style style:name="T125" style:parent-style-name="apple-converted-space" style:family="text">
      <style:text-properties style:font-name="UICTFontTextStyleBody" style:font-name-complex="Arial" fo:color="#000000" fo:font-size="10.5pt" style:font-size-asian="10.5pt" style:font-size-complex="10.5pt"/>
    </style:style>
    <style:style style:name="P126" style:parent-style-name="li3" style:list-style-name="LFO10" style:family="paragraph">
      <style:paragraph-properties fo:margin-top="0in" fo:margin-bottom="0in"/>
    </style:style>
    <style:style style:name="T127" style:parent-style-name="s2" style:family="text">
      <style:text-properties style:font-name="UICTFontTextStyleBody" style:font-name-complex="Arial" fo:color="#000000" fo:font-size="10.5pt" style:font-size-asian="10.5pt" style:font-size-complex="10.5pt"/>
    </style:style>
    <style:style style:name="T128" style:parent-style-name="apple-converted-space" style:family="text">
      <style:text-properties style:font-name="UICTFontTextStyleBody" style:font-name-complex="Arial" fo:color="#000000" fo:font-size="10.5pt" style:font-size-asian="10.5pt" style:font-size-complex="10.5pt"/>
    </style:style>
    <style:style style:name="P129" style:parent-style-name="li3" style:list-style-name="LFO10" style:family="paragraph">
      <style:paragraph-properties fo:margin-top="0in" fo:margin-bottom="0in"/>
    </style:style>
    <style:style style:name="T130" style:parent-style-name="s2" style:family="text">
      <style:text-properties style:font-name="UICTFontTextStyleBody" style:font-name-complex="Arial" fo:color="#000000" fo:font-size="10.5pt" style:font-size-asian="10.5pt" style:font-size-complex="10.5pt"/>
    </style:style>
    <style:style style:name="P131" style:parent-style-name="li3" style:list-style-name="LFO10" style:family="paragraph">
      <style:paragraph-properties fo:margin-top="0in" fo:margin-bottom="0in"/>
    </style:style>
    <style:style style:name="T132" style:parent-style-name="s2" style:family="text">
      <style:text-properties style:font-name="UICTFontTextStyleBody" style:font-name-complex="Arial" fo:color="#000000" fo:font-size="10.5pt" style:font-size-asian="10.5pt" style:font-size-complex="10.5pt"/>
    </style:style>
    <style:style style:name="T133" style:parent-style-name="apple-converted-space" style:family="text">
      <style:text-properties style:font-name="UICTFontTextStyleBody" style:font-name-complex="Arial" fo:color="#000000" fo:font-size="10.5pt" style:font-size-asian="10.5pt" style:font-size-complex="10.5pt"/>
    </style:style>
    <style:style style:name="P134"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35" style:parent-style-name="p1" style:family="paragraph">
      <style:paragraph-properties fo:margin-top="0in" fo:margin-bottom="0.0312in"/>
    </style:style>
    <style:style style:name="T136" style:parent-style-name="s1" style:family="text">
      <style:text-properties style:font-name="UICTFontTextStyleBody" style:font-name-complex="Arial" fo:font-weight="bold" style:font-weight-asian="bold" style:font-weight-complex="bold" fo:color="#000000" fo:font-size="17.5pt" style:font-size-asian="17.5pt" style:font-size-complex="17.5pt"/>
    </style:style>
    <style:style style:name="T137" style:parent-style-name="apple-converted-space" style:family="text">
      <style:text-properties style:font-name="UICTFontTextStyleBody" style:font-name-complex="Arial" fo:font-weight="bold" style:font-weight-asian="bold" style:font-weight-complex="bold" fo:color="#000000" fo:font-size="17.5pt" style:font-size-asian="17.5pt" style:font-size-complex="17.5pt"/>
    </style:style>
    <style:style style:name="P138"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39" style:parent-style-name="p3" style:family="paragraph">
      <style:paragraph-properties fo:margin-top="0in" fo:margin-bottom="0in"/>
    </style:style>
    <style:style style:name="T140" style:parent-style-name="s2" style:family="text">
      <style:text-properties style:font-name="UICTFontTextStyleBody" style:font-name-complex="Arial" fo:color="#000000" fo:font-size="10.5pt" style:font-size-asian="10.5pt" style:font-size-complex="10.5pt"/>
    </style:style>
    <style:style style:name="T141" style:parent-style-name="apple-converted-space" style:family="text">
      <style:text-properties style:font-name="UICTFontTextStyleBody" style:font-name-complex="Arial" fo:color="#000000" fo:font-size="10.5pt" style:font-size-asian="10.5pt" style:font-size-complex="10.5pt"/>
    </style:style>
    <style:style style:name="P142" style:parent-style-name="li3" style:list-style-name="LFO11" style:family="paragraph">
      <style:paragraph-properties fo:margin-top="0in" fo:margin-bottom="0in"/>
    </style:style>
    <style:style style:name="T143" style:parent-style-name="s2" style:family="text">
      <style:text-properties style:font-name="UICTFontTextStyleBody" style:font-name-complex="Arial" fo:color="#000000" fo:font-size="10.5pt" style:font-size-asian="10.5pt" style:font-size-complex="10.5pt"/>
    </style:style>
    <style:style style:name="T144" style:parent-style-name="apple-converted-space" style:family="text">
      <style:text-properties style:font-name="UICTFontTextStyleBody" style:font-name-complex="Arial" fo:color="#000000" fo:font-size="10.5pt" style:font-size-asian="10.5pt" style:font-size-complex="10.5pt"/>
    </style:style>
    <style:style style:name="P145" style:parent-style-name="li3" style:list-style-name="LFO11" style:family="paragraph">
      <style:paragraph-properties fo:margin-top="0in" fo:margin-bottom="0in"/>
    </style:style>
    <style:style style:name="T146" style:parent-style-name="s2" style:family="text">
      <style:text-properties style:font-name="UICTFontTextStyleBody" style:font-name-complex="Arial" fo:color="#000000" fo:font-size="10.5pt" style:font-size-asian="10.5pt" style:font-size-complex="10.5pt"/>
    </style:style>
    <style:style style:name="P147" style:parent-style-name="li3" style:list-style-name="LFO11" style:family="paragraph">
      <style:paragraph-properties fo:margin-top="0in" fo:margin-bottom="0in"/>
    </style:style>
    <style:style style:name="T148" style:parent-style-name="s2" style:family="text">
      <style:text-properties style:font-name="UICTFontTextStyleBody" style:font-name-complex="Arial" fo:color="#000000" fo:font-size="10.5pt" style:font-size-asian="10.5pt" style:font-size-complex="10.5pt"/>
    </style:style>
    <style:style style:name="T149" style:parent-style-name="apple-converted-space" style:family="text">
      <style:text-properties style:font-name="UICTFontTextStyleBody" style:font-name-complex="Arial" fo:color="#000000" fo:font-size="10.5pt" style:font-size-asian="10.5pt" style:font-size-complex="10.5pt"/>
    </style:style>
    <style:style style:name="P150" style:parent-style-name="li3" style:list-style-name="LFO11" style:family="paragraph">
      <style:paragraph-properties fo:margin-top="0in" fo:margin-bottom="0in"/>
    </style:style>
    <style:style style:name="T151" style:parent-style-name="s2" style:family="text">
      <style:text-properties style:font-name="UICTFontTextStyleBody" style:font-name-complex="Arial" fo:color="#000000" fo:font-size="10.5pt" style:font-size-asian="10.5pt" style:font-size-complex="10.5pt"/>
    </style:style>
    <style:style style:name="T152" style:parent-style-name="apple-converted-space" style:family="text">
      <style:text-properties style:font-name="UICTFontTextStyleBody" style:font-name-complex="Arial" fo:color="#000000" fo:font-size="10.5pt" style:font-size-asian="10.5pt" style:font-size-complex="10.5pt"/>
    </style:style>
    <style:style style:name="P153"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54"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55" style:parent-style-name="li3" style:list-style-name="LFO12" style:family="paragraph">
      <style:paragraph-properties fo:margin-top="0in" fo:margin-bottom="0in"/>
    </style:style>
    <style:style style:name="T156" style:parent-style-name="s2" style:family="text">
      <style:text-properties style:font-name="UICTFontTextStyleBody" style:font-name-complex="Arial" fo:color="#000000" fo:font-size="10.5pt" style:font-size-asian="10.5pt" style:font-size-complex="10.5pt"/>
    </style:style>
    <style:style style:name="T157" style:parent-style-name="apple-converted-space" style:family="text">
      <style:text-properties style:font-name="UICTFontTextStyleBody" style:font-name-complex="Arial" fo:color="#000000" fo:font-size="10.5pt" style:font-size-asian="10.5pt" style:font-size-complex="10.5pt"/>
    </style:style>
    <style:style style:name="P158" style:parent-style-name="li3" style:list-style-name="LFO12" style:family="paragraph">
      <style:paragraph-properties fo:margin-top="0in" fo:margin-bottom="0in"/>
    </style:style>
    <style:style style:name="T159" style:parent-style-name="s2" style:family="text">
      <style:text-properties style:font-name="UICTFontTextStyleBody" style:font-name-complex="Arial" fo:color="#000000" fo:font-size="10.5pt" style:font-size-asian="10.5pt" style:font-size-complex="10.5pt"/>
    </style:style>
    <style:style style:name="P160"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61" style:parent-style-name="li3" style:list-style-name="LFO13" style:family="paragraph">
      <style:paragraph-properties fo:margin-top="0in" fo:margin-bottom="0in"/>
    </style:style>
    <style:style style:name="T162" style:parent-style-name="s2" style:family="text">
      <style:text-properties style:font-name="UICTFontTextStyleBody" style:font-name-complex="Arial" fo:color="#000000" fo:font-size="10.5pt" style:font-size-asian="10.5pt" style:font-size-complex="10.5pt"/>
    </style:style>
    <style:style style:name="T163" style:parent-style-name="apple-converted-space" style:family="text">
      <style:text-properties style:font-name="UICTFontTextStyleBody" style:font-name-complex="Arial" fo:color="#000000" fo:font-size="10.5pt" style:font-size-asian="10.5pt" style:font-size-complex="10.5pt"/>
    </style:style>
    <style:style style:name="P164"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65" style:parent-style-name="li3" style:list-style-name="LFO14" style:family="paragraph">
      <style:paragraph-properties fo:margin-top="0in" fo:margin-bottom="0in"/>
    </style:style>
    <style:style style:name="T166" style:parent-style-name="s2" style:family="text">
      <style:text-properties style:font-name="UICTFontTextStyleBody" style:font-name-complex="Arial" fo:color="#000000" fo:font-size="10.5pt" style:font-size-asian="10.5pt" style:font-size-complex="10.5pt"/>
    </style:style>
    <style:style style:name="T167" style:parent-style-name="apple-converted-space" style:family="text">
      <style:text-properties style:font-name="UICTFontTextStyleBody" style:font-name-complex="Arial" fo:color="#000000" fo:font-size="10.5pt" style:font-size-asian="10.5pt" style:font-size-complex="10.5pt"/>
    </style:style>
    <style:style style:name="T168" style:parent-style-name="s2" style:family="text">
      <style:text-properties style:font-name="UICTFontTextStyleBody" style:font-name-complex="Arial" fo:color="#000000" fo:font-size="10.5pt" style:font-size-asian="10.5pt" style:font-size-complex="10.5pt"/>
    </style:style>
    <style:style style:name="P169"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70" style:parent-style-name="p3" style:family="paragraph">
      <style:paragraph-properties fo:margin-top="0in" fo:margin-bottom="0in"/>
    </style:style>
    <style:style style:name="T171" style:parent-style-name="s2" style:family="text">
      <style:text-properties style:font-name="UICTFontTextStyleBody" style:font-name-complex="Arial" fo:color="#000000" fo:font-size="10.5pt" style:font-size-asian="10.5pt" style:font-size-complex="10.5pt"/>
    </style:style>
    <style:style style:name="T172" style:parent-style-name="apple-converted-space" style:family="text">
      <style:text-properties style:font-name="UICTFontTextStyleBody" style:font-name-complex="Arial" fo:color="#000000" fo:font-size="10.5pt" style:font-size-asian="10.5pt" style:font-size-complex="10.5pt"/>
    </style:style>
    <style:style style:name="P173" style:parent-style-name="p2" style:family="paragraph">
      <style:paragraph-properties fo:margin-top="0in" fo:margin-bottom="0in"/>
      <style:text-properties style:font-name="Arial" style:font-name-complex="Arial" fo:color="#000000" fo:font-size="10.5pt" style:font-size-asian="10.5pt" style:font-size-complex="10.5pt"/>
    </style:style>
    <style:style style:name="P174" style:parent-style-name="p3" style:family="paragraph">
      <style:paragraph-properties fo:margin-top="0in" fo:margin-bottom="0in"/>
    </style:style>
    <style:style style:name="T175" style:parent-style-name="s2" style:family="text">
      <style:text-properties style:font-name="UICTFontTextStyleBody" style:font-name-complex="Arial" fo:color="#000000" fo:font-size="10.5pt" style:font-size-asian="10.5pt" style:font-size-complex="10.5pt"/>
    </style:style>
    <style:style style:name="T176" style:parent-style-name="apple-converted-space" style:family="text">
      <style:text-properties style:font-name="UICTFontTextStyleBody" style:font-name-complex="Arial" fo:color="#000000" fo:font-size="10.5pt" style:font-size-asian="10.5pt" style:font-size-complex="10.5pt"/>
    </style:style>
    <style:style style:name="P177" style:parent-style-name="p3" style:family="paragraph">
      <style:paragraph-properties fo:margin-top="0in" fo:margin-bottom="0in"/>
    </style:style>
    <style:style style:name="T178" style:parent-style-name="s2" style:family="text">
      <style:text-properties style:font-name="UICTFontTextStyleBody" style:font-name-complex="Arial" fo:color="#000000" fo:font-size="10.5pt" style:font-size-asian="10.5pt" style:font-size-complex="10.5pt"/>
    </style:style>
    <style:style style:name="T179" style:parent-style-name="apple-converted-space" style:family="text">
      <style:text-properties style:font-name="UICTFontTextStyleBody" style:font-name-complex="Arial" fo:color="#000000" fo:font-size="10.5pt" style:font-size-asian="10.5pt" style:font-size-complex="10.5pt"/>
    </style:style>
    <style:style style:name="P180" style:parent-style-name="Normal" style:family="paragraph">
      <style:paragraph-properties fo:break-before="page"/>
      <style:text-properties style:font-name="UICTFontTextStyleBody" style:font-name-asian="Times New Roman" style:font-name-complex="Arial" fo:color="#000000" fo:font-size="10.5pt" style:font-size-asian="10.5pt" style:font-size-complex="10.5pt" style:language-asian="en" style:country-asian="GB"/>
    </style:style>
    <style:style style:name="P181"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182"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183" style:parent-style-name="Normal" style:list-style-name="LFO1" style:family="paragraph">
      <style:paragraph-properties fo:margin-bottom="0in" fo:line-height="100%"/>
    </style:style>
    <style:style style:name="T184"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85" style:parent-style-name="Normal" style:list-style-name="LFO1" style:family="paragraph">
      <style:paragraph-properties fo:margin-bottom="0in" fo:line-height="100%"/>
    </style:style>
    <style:style style:name="T186"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87" style:parent-style-name="Normal" style:list-style-name="LFO1" style:family="paragraph">
      <style:paragraph-properties fo:margin-bottom="0in" fo:line-height="100%"/>
    </style:style>
    <style:style style:name="T188"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89"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190" style:parent-style-name="Normal" style:list-style-name="LFO2" style:family="paragraph">
      <style:paragraph-properties fo:margin-bottom="0in" fo:line-height="100%"/>
    </style:style>
    <style:style style:name="T191"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92" style:parent-style-name="Normal" style:list-style-name="LFO2" style:family="paragraph">
      <style:paragraph-properties fo:margin-bottom="0in" fo:line-height="100%"/>
    </style:style>
    <style:style style:name="T193"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94" style:parent-style-name="Normal" style:list-style-name="LFO2" style:family="paragraph">
      <style:paragraph-properties fo:margin-bottom="0in" fo:line-height="100%"/>
    </style:style>
    <style:style style:name="T195"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196"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197"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198" style:parent-style-name="Normal" style:family="paragraph">
      <style:paragraph-properties fo:margin-bottom="0in" fo:line-height="100%"/>
    </style:style>
    <style:style style:name="T199"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00"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01" style:parent-style-name="Normal" style:list-style-name="LFO3" style:family="paragraph">
      <style:paragraph-properties fo:margin-bottom="0in" fo:line-height="100%"/>
    </style:style>
    <style:style style:name="T202"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03" style:parent-style-name="Normal" style:list-style-name="LFO3" style:family="paragraph">
      <style:paragraph-properties fo:margin-bottom="0in" fo:line-height="100%"/>
    </style:style>
    <style:style style:name="T204"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05" style:parent-style-name="Normal" style:list-style-name="LFO3" style:family="paragraph">
      <style:paragraph-properties fo:margin-bottom="0in" fo:line-height="100%"/>
    </style:style>
    <style:style style:name="T206"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07"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08" style:parent-style-name="Normal" style:list-style-name="LFO4" style:family="paragraph">
      <style:paragraph-properties fo:margin-bottom="0in" fo:line-height="100%"/>
    </style:style>
    <style:style style:name="T209"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10" style:parent-style-name="Normal" style:list-style-name="LFO4" style:family="paragraph">
      <style:paragraph-properties fo:margin-bottom="0in" fo:line-height="100%"/>
    </style:style>
    <style:style style:name="T211"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12" style:parent-style-name="Normal" style:list-style-name="LFO4" style:family="paragraph">
      <style:paragraph-properties fo:margin-bottom="0in" fo:line-height="100%"/>
    </style:style>
    <style:style style:name="T213"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14" style:parent-style-name="Normal" style:family="paragraph">
      <style:paragraph-properties fo:margin-bottom="0in" fo:line-height="100%"/>
    </style:style>
    <style:style style:name="T21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1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1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18" style:parent-style-name="Normal" style:family="paragraph">
      <style:paragraph-properties fo:margin-top="0.0937in" fo:margin-bottom="0.0833in" fo:line-height="100%"/>
      <style:text-properties style:font-name="Arial" style:font-name-asian="Times New Roman" style:font-name-complex="Arial" fo:color="#000000" fo:font-size="10.5pt" style:font-size-asian="10.5pt" style:font-size-complex="10.5pt" style:language-asian="en" style:country-asian="GB"/>
    </style:style>
    <style:style style:name="P219" style:parent-style-name="Normal" style:list-style-name="LFO5" style:family="paragraph">
      <style:paragraph-properties fo:margin-bottom="0in" fo:line-height="100%"/>
    </style:style>
    <style:style style:name="T220"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21" style:parent-style-name="Normal" style:list-style-name="LFO5" style:family="paragraph">
      <style:paragraph-properties fo:margin-bottom="0in" fo:line-height="100%"/>
    </style:style>
    <style:style style:name="T222"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23"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24"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25" style:parent-style-name="Normal" style:list-style-name="LFO6" style:family="paragraph">
      <style:paragraph-properties fo:margin-bottom="0in" fo:line-height="100%"/>
    </style:style>
    <style:style style:name="T226"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27"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28" style:parent-style-name="Normal" style:family="paragraph">
      <style:paragraph-properties fo:margin-bottom="0in" fo:line-height="100%"/>
    </style:style>
    <style:style style:name="T229"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30" style:parent-style-name="Normal" style:family="paragraph">
      <style:paragraph-properties fo:margin-bottom="0in" fo:line-height="100%"/>
      <style:text-properties style:font-name="Arial" style:font-name-asian="Times New Roman" style:font-name-complex="Arial" fo:color="#000000" fo:font-size="10.5pt" style:font-size-asian="10.5pt" style:font-size-complex="10.5pt" style:language-asian="en" style:country-asian="GB"/>
    </style:style>
    <style:style style:name="P231" style:parent-style-name="Normal" style:family="paragraph">
      <style:paragraph-properties fo:margin-bottom="0.0312in" fo:line-height="100%"/>
    </style:style>
    <style:style style:name="T232" style:parent-style-name="DefaultParagraphFont" style:family="text">
      <style:text-properties style:font-name="UICTFontTextStyleBody" style:font-name-asian="Times New Roman" style:font-name-complex="Arial" fo:font-weight="bold" style:font-weight-asian="bold" style:font-weight-complex="bold" fo:color="#000000" fo:font-size="17.5pt" style:font-size-asian="17.5pt" style:font-size-complex="17.5pt" style:language-asian="en" style:country-asian="GB"/>
    </style:style>
    <style:style style:name="P233" style:parent-style-name="Normal"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4"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5"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6"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7"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8"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39"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0"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1"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2"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3"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4" style:parent-style-name="Normal" style:list-style-name="LFO7"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5" style:parent-style-name="Normal" style:family="paragraph">
      <style:paragraph-properties fo:margin-bottom="0in" fo:line-height="100%"/>
      <style:text-properties style:font-name="UICTFontTextStyleBody" style:font-name-asian="Times New Roman" style:font-name-complex="Arial" fo:color="#000000" fo:font-size="10.5pt" style:font-size-asian="10.5pt" style:font-size-complex="10.5pt" style:language-asian="en" style:country-asian="GB"/>
    </style:style>
    <style:style style:name="P246" style:parent-style-name="Normal" style:family="paragraph">
      <style:paragraph-properties fo:margin-bottom="0in" fo:line-height="100%"/>
    </style:style>
    <style:style style:name="T247" style:parent-style-name="DefaultParagraphFont" style:family="text">
      <style:text-properties style:font-name="UICTFontTextStyleBody" style:font-name-asian="Times New Roman" style:font-name-complex="Arial" fo:color="#000000" fo:font-size="10.5pt" style:font-size-asian="10.5pt" style:font-size-complex="10.5pt" style:language-asian="en" style:country-asian="GB"/>
    </style:style>
    <style:style style:name="P248" style:parent-style-name="Normal" style:family="paragraph">
      <style:paragraph-properties fo:margin-bottom="0.0312in" fo:line-height="100%"/>
    </style:style>
    <style:style style:name="T249" style:parent-style-name="DefaultParagraphFont" style:family="text">
      <style:text-properties style:font-name="UICTFontTextStyleBody" style:font-name-asian="Times New Roman" style:font-name-complex="Arial" fo:font-weight="bold" style:font-weight-asian="bold" style:font-weight-complex="bold" fo:color="#000000" fo:font-size="17.5pt" style:font-size-asian="17.5pt" style:font-size-complex="17.5pt" style:language-asian="en" style:country-asian="GB"/>
    </style:style>
    <style:style style:name="P250" style:parent-style-name="Normal" style:family="paragraph">
      <style:paragraph-properties fo:margin-bottom="0.0312in" fo:line-height="100%"/>
      <style:text-properties style:font-name="UICTFontTextStyleBody" style:font-name-asian="Times New Roman" style:font-name-complex="Arial" fo:color="#000000" fo:font-size="17.5pt" style:font-size-asian="17.5pt" style:font-size-complex="17.5pt" style:language-asian="en" style:country-asian="GB"/>
    </style:style>
    <style:style style:name="P251" style:parent-style-name="Normal" style:family="paragraph">
      <style:paragraph-properties fo:margin-bottom="0.0312in" fo:line-height="100%"/>
    </style:style>
    <style:style style:name="T252" style:parent-style-name="DefaultParagraphFont" style:family="text">
      <style:text-properties style:font-name="UICTFontTextStyleBody" style:font-name-asian="Times New Roman" style:font-name-complex="Arial" fo:color="#000000" fo:font-size="17.5pt" style:font-size-asian="17.5pt" style:font-size-complex="17.5pt" style:language-asian="en" style:country-asian="GB"/>
    </style:style>
    <style:style style:family="graphic" style:name="a0">
      <style:graphic-properties draw:fill="none" draw:stroke="none"/>
    </style:style>
    <style:style style:family="graphic" style:name="a1">
      <style:graphic-properties draw:fill="none" draw:stroke="none"/>
    </style:style>
  </office:automatic-styles>
  <office:body>
    <office:text text:use-soft-page-breaks="true">
      <text:p text:style-name="P1">Unleashing Progress:<text:s/>The Dark Side of the<text:s/>Technological<text:s/>Age<text:s/></text:p>
      <text:list text:style-name="LFO15" text:continue-numbering="true">
        <text:list-item>
          <text:p text:style-name="P2">INTRO – EPISTEMIC CRISIS, THE DIGITAL WORLD AND EXISTENTIAL RISK<text:s/></text:p>
        </text:list-item>
      </text:list>
      <text:p text:style-name="P3"><text:span text:style-name="T4">Depression</text:span><text:span text:style-name="T5">,<text:s/></text:span><text:span text:style-name="T6">addiction,</text:span><text:span text:style-name="T7"><text:s/>and inequality are all on the rise.<text:s/></text:span><text:span text:style-name="T8">We</text:span><text:span text:style-name="T9"><text:s/>hear people talk less about being in an</text:span><text:span text:style-name="T10"><text:s/></text:span><text:span text:style-name="T11">‘</text:span><text:span text:style-name="T12">Information Age</text:span><text:span text:style-name="T13">’ and more about being in</text:span><text:span text:style-name="T14"><text:s/></text:span><text:span text:style-name="T15">a<text:s/></text:span><text:span text:style-name="T16">‘</text:span><text:span text:style-name="T17">Post-Truth Era</text:span><text:span text:style-name="T18">’. Yet, w</text:span><text:span text:style-name="T19">e<text:s/></text:span><text:span text:style-name="T20">all<text:s/></text:span><text:span text:style-name="T21">see</text:span><text:span text:style-name="T22">m to think</text:span><text:span text:style-name="T23"><text:s/></text:span><text:span text:style-name="T24">progressions in<text:s/></text:span><text:span text:style-name="T25">technolog</text:span><text:span text:style-name="T26">y</text:span><text:span text:style-name="T27"><text:s/>ha</text:span><text:span text:style-name="T28">ve<text:s/></text:span><text:span text:style-name="T29">made ou</text:span><text:span text:style-name="T30">r</text:span><text:span text:style-name="T31"><text:s/>lives better, but<text:s/></text:span><text:span text:style-name="T32">if that’s the case,</text:span><text:span text:style-name="T33"><text:s/>what<text:s/></text:span><text:span text:style-name="T34">is the<text:s/></text:span><text:span text:style-name="T35">cost? This</text:span><text:span text:style-name="T36"><text:s/>short article</text:span><text:span text:style-name="T37"><text:s/>will explore: the consequences of unleash</text:span><text:span text:style-name="T38">ing</text:span><text:span text:style-name="T39"><text:s/>progress, whether there is still hope for a solution, or<text:s/></text:span><text:span text:style-name="T40">whether we are<text:s/></text:span><text:span text:style-name="T41">already too late</text:span><text:span text:style-name="T42">.</text:span><text:span text:style-name="T43"><text:s/></text:span><text:span text:style-name="T44">So</text:span><text:span text:style-name="T45">,<text:s/></text:span><text:span text:style-name="T46">for clarity, we will not be weighing the pros and cons of technological advancement. Instead, we will explore the link between the technological age and existential risks, in attempt to understand the problem. <text:s/></text:span></text:p>
      <text:p text:style-name="P47"/>
      <text:p text:style-name="P48"/>
      <text:p text:style-name="P49"/>
      <text:p text:style-name="P50"/>
      <text:p text:style-name="P51"><text:span text:style-name="T52">“Major risks to our entire future are a new problem, and out thinking has not caught up”</text:span></text:p>
      <text:p text:style-name="P53"/>
      <text:p text:style-name="P54"><text:span text:style-name="T55">The average person</text:span><text:span text:style-name="T56"><text:s/>with an education</text:span><text:span text:style-name="T57"><text:s/>knows 20,000 words, but, across over 6000<text:s/></text:span><text:span text:style-name="T58">languages</text:span><text:span text:style-name="T59">, less than 100 of those words<text:s/></text:span><text:span text:style-name="T60">are</text:span><text:span text:style-name="T61"><text:s/>universal. Some of th</text:span><text:span text:style-name="T62">e</text:span><text:span text:style-name="T63">se universal words being ‘know’, ‘true’, ‘good’, and ‘bad’.<text:s/></text:span><text:span text:style-name="T64">So</text:span><text:span text:style-name="T65">, in a post-truth world, what happens when we can no longer discern what is good or bad? Or<text:s/></text:span><text:span text:style-name="T66">between,<text:s/></text:span><text:span text:style-name="T67">what we know</text:span><text:span text:style-name="T68"><text:s/>and</text:span><text:span text:style-name="T69"><text:s/>what is true?<text:s/></text:span></text:p>
      <text:p text:style-name="P70"/>
      <text:p text:style-name="P71"/>
      <text:p text:style-name="P72"><text:span text:style-name="T73">we “know”“to know”</text:span><text:span text:style-name="T74"><text:s/>- universal: vs 100 words: so, what happens when we don’t know: what are the repercussions</text:span><text:span text:style-name="T75"> </text:span></text:p>
      <text:p text:style-name="P76"/>
      <text:p text:style-name="P77"/>
      <text:p text:style-name="P78">Schmachtenberger: Systematically misinformed on their own agency = nihilism = if a problem is too big/abstract it’s hard to relate to, it’s too devastating, but when you understand what you can do, it’s empowering </text:p>
      <text:p text:style-name="P79"/>
      <text:p text:style-name="Normal"/>
      <text:list text:style-name="LFO15" text:continue-numbering="true">
        <text:list-item>
          <text:p text:style-name="P80">HOW DID THIS HAPPEN? - SECULARISATION, INDIVIDUALISM, CAPITALISM AND THE TECHNOLOGICAL AGE<text:s/></text:p>
        </text:list-item>
      </text:list>
      <text:p text:style-name="Normal">CONTEMPORARY NIHILISM<text:s/>AND THE BURDEN OF CHOICE<text:s/></text:p>
      <text:p text:style-name="Normal">In the<text:s/>book<text:s/>‘All Things Shining’<text:s/>by<text:s/>Harvard<text:s/>philosophers<text:s/>Sean Kelly and Herbert Dreyfus,<text:s/>the<text:s/>modern<text:s/>world<text:s/>is described<text:s/>as one that is<text:s/>burdened by choice,<text:s/>and<text:s/>that this<text:s/>“infinite freedom”<text:s/>is a “freedom no mortal life can sustain”.<text:s/></text:p>
      <text:p text:style-name="Normal">-To illustrate this point, Kelly and Dreyfus<text:s/>ask<text:s/>us to imagine a man who to cope with this burden of choice “makes no choices about how to act” and “is enslaved by obsessions, infatuations, or addictions”<text:s/>(pg6).<text:s/></text:p>
      <text:p text:style-name="Normal">-Kelly and Dreyfus<text:s/>take this even further by comparing this example of the oversaturation of entertainment, information and social media<text:s/></text:p>
      <text:p text:style-name="Normal">-So, to clarify, as clinical psychologists would agree, when a problem is too abstract it becomes harder to relate to and it is then harder to act.</text:p>
      <text:p text:style-name="Normal">illustrates<text:s/>nihilism.<text:s/></text:p>
      <text:p text:style-name="Normal">TECH = GLOBALISATION AND SCIENCE = GOD IS DEAD, DEATH OF POEISIS, BIRTH OF NIHILISM, CAPITALISM AND INDIVDUALISM<text:s/></text:p>
      <text:soft-page-break/>
      <text:p text:style-name="Normal">THE ART OF LOVING &amp; DEAD PEASANT INSURANCE<text:s/></text:p>
      <text:p text:style-name="Normal">THE<text:s/>SOCIAL DILEMMA</text:p>
      <text:list text:style-name="LFO15" text:continue-numbering="true">
        <text:list-item>
          <text:p text:style-name="P81">WHY IS IT IMPORTANT? - CUBAN MISSILE CRISIS<text:s/></text:p>
        </text:list-item>
      </text:list>
      <text:p text:style-name="Normal">CUBAN MISSILE CRISIS<text:s/></text:p>
      <text:p text:style-name="Normal">100 NUKES = PAKISTAN vs INDIA<text:s/></text:p>
      <text:p text:style-name="Normal">TECHNOLOGY – SHIFTING OPINION<text:s/></text:p>
      <text:list text:style-name="LFO15" text:continue-numbering="true">
        <text:list-item>
          <text:p text:style-name="P82">WHAT CAN WE DO? - POLITICS AND ART<text:s/></text:p>
        </text:list-item>
      </text:list>
      <text:p text:style-name="Normal">LEGISLATURE -<text:s/><text:span text:style-name="T83">SCHMATCHTENBERGER; Maybe at a societal level it is easier To: Chimpanzees : easier to act (instinct) than to figure out who is trustworthy (reason)</text:span><text:span text:style-name="T84"> </text:span></text:p>
      <text:p text:style-name="Normal">HOWEVER, ONE COUNTRY CANNOT HOLD ALL OF THE BURDEN: RAT RACE: USA vs RUSSIA AND CHINA, THEREFORE:<text:s/></text:p>
      <text:p text:style-name="Normal">PHYSIS<text:s/></text:p>
      <text:list text:style-name="LFO15" text:continue-numbering="true">
        <text:list-item>
          <text:p text:style-name="P85">CONCLUSION:<text:s/></text:p>
        </text:list-item>
      </text:list>
      <text:p text:style-name="P86">META POEISIS</text:p>
      <text:p text:style-name="Normal"/>
      <text:p text:style-name="P87"><text:span text:style-name="T88">Navigating digital world</text:span><text:span text:style-name="T89"> </text:span></text:p>
      <text:p text:style-name="P90"/>
      <text:p text:style-name="P91"/>
      <text:p text:style-name="P92"><text:span text:style-name="T93">But it’s not just that: Civilisation and it’s decay:</text:span><text:span text:style-name="T94"> </text:span></text:p>
      <text:list text:style-name="LFO9" text:continue-numbering="true">
        <text:list-item>
          <text:p text:style-name="P95"><text:span text:style-name="T96">Civilisation and it’s discontents Freud</text:span><text:span text:style-name="T97"> </text:span></text:p>
        </text:list-item>
        <text:list-item>
          <text:p text:style-name="P98"><text:span text:style-name="T99">Erich Fromm - art of love</text:span><text:span text:style-name="T100"> </text:span></text:p>
        </text:list-item>
        <text:list-item>
          <text:p text:style-name="P101"><text:span text:style-name="T102">1984 “2+2=5” &amp; Brave New World</text:span><text:span text:style-name="T103"> </text:span></text:p>
        </text:list-item>
        <text:list-item>
          <text:p text:style-name="P104"><text:span text:style-name="T105">Huckleberry Finn</text:span><text:span text:style-name="T106"> </text:span></text:p>
        </text:list-item>
        <text:list-item>
          <text:p text:style-name="P107"><text:span text:style-name="T108">And others? The fall?? Etc refer to personal statement</text:span><text:span text:style-name="T109"> </text:span></text:p>
        </text:list-item>
        <text:list-item>
          <text:p text:style-name="P110"><text:span text:style-name="T111">God is dead</text:span><text:span text:style-name="T112"> </text:span></text:p>
        </text:list-item>
        <text:list-item>
          <text:p text:style-name="P113"><text:span text:style-name="T114">Zizek “all culture is artificial”</text:span><text:span text:style-name="T115"> </text:span></text:p>
        </text:list-item>
      </text:list>
      <text:p text:style-name="P116"/>
      <text:p text:style-name="P117"><text:span text:style-name="T118">LINK to^ Capitalism:</text:span><text:span text:style-name="T119"> </text:span></text:p>
      <text:list text:style-name="LFO10" text:continue-numbering="true">
        <text:list-item>
          <text:p text:style-name="P120"><text:span text:style-name="T121">mark fisher</text:span><text:span text:style-name="T122"> </text:span></text:p>
        </text:list-item>
        <text:list-item>
          <text:p text:style-name="P123"><text:span text:style-name="T124">Chomsky manufacturing consent</text:span><text:span text:style-name="T125"> </text:span></text:p>
        </text:list-item>
        <text:list-item>
          <text:p text:style-name="P126"><text:span text:style-name="T127">And then, Social dilemma and Herzog??</text:span><text:span text:style-name="T128"> </text:span></text:p>
        </text:list-item>
        <text:list-item>
          <text:p text:style-name="P129"><text:span text:style-name="T130">Link to: Schmatenberger - sense making</text:span></text:p>
        </text:list-item>
        <text:list-item>
          <text:p text:style-name="P131"><text:span text:style-name="T132">Law of large numbers- what happens when the scale is tilted in favour of a small groups wants</text:span><text:span text:style-name="T133"> </text:span></text:p>
        </text:list-item>
      </text:list>
      <text:p text:style-name="P134"/>
      <text:p text:style-name="P135"><text:span text:style-name="T136">Nukes as an example</text:span><text:span text:style-name="T137"> </text:span></text:p>
      <text:p text:style-name="P138"/>
      <text:p text:style-name="P139"><text:span text:style-name="T140">prohibiting:</text:span><text:span text:style-name="T141"> </text:span></text:p>
      <text:list text:style-name="LFO11" text:continue-numbering="true">
        <text:list-item>
          <text:p text:style-name="P142"><text:span text:style-name="T143">presidential sole authority</text:span><text:span text:style-name="T144"> </text:span></text:p>
        </text:list-item>
        <text:list-item>
          <text:p text:style-name="P145"><text:span text:style-name="T146">First use</text:span></text:p>
        </text:list-item>
        <text:list-item>
          <text:p text:style-name="P147"><text:span text:style-name="T148">Launch on warning</text:span><text:span text:style-name="T149"> </text:span></text:p>
        </text:list-item>
        <text:list-item>
          <text:p text:style-name="P150"><text:span text:style-name="T151">Bear Cuban missile crisis</text:span><text:span text:style-name="T152"> </text:span></text:p>
        </text:list-item>
      </text:list>
      <text:p text:style-name="P153"/>
      <text:p text:style-name="P154"/>
      <text:list text:style-name="LFO12" text:continue-numbering="true">
        <text:list-item>
          <text:p text:style-name="P155"><text:span text:style-name="T156">ICBM - intercontinental ballistic missiles = 5-10 minutes = most deadly ICBM = USA’s H-bomb - 3x Hiroshima</text:span><text:span text:style-name="T157">  </text:span></text:p>
        </text:list-item>
        <text:list-item>
          <text:p text:style-name="P158"><text:span text:style-name="T159">LOWER YIELD TACTICAL NUCLEAR WEAPONS: bad idea - tactical easy</text:span></text:p>
        </text:list-item>
      </text:list>
      <text:p text:style-name="P160"/>
      <text:list text:style-name="LFO13" text:continue-numbering="true">
        <text:list-item>
          <text:p text:style-name="P161"><text:span text:style-name="T162">Nucleur non proliferation treaty</text:span><text:span text:style-name="T163"> </text:span></text:p>
        </text:list-item>
      </text:list>
      <text:p text:style-name="P164"/>
      <text:list text:style-name="LFO14" text:continue-numbering="true">
        <text:list-item>
          <text:p text:style-name="P165"><text:span text:style-name="T166">100 nukes = nuclear winter (India or</text:span><text:span text:style-name="T167">  </text:span><text:span text:style-name="T168">Pakistan most likely)= 1-2 billion affected by Lack of food</text:span></text:p>
        </text:list-item>
      </text:list>
      <text:p text:style-name="P169"/>
      <text:p text:style-name="P170"><text:span text:style-name="T171">What do we do?</text:span><text:span text:style-name="T172"> </text:span></text:p>
      <text:p text:style-name="P173"/>
      <text:p text:style-name="P174"><text:span text:style-name="T175">Weiwei “everything is art, everything is politics” It appears that we don’t need to act different but to be different. This meaning that instead of adjusting to the power of social media and t nuclear warfare etc (help build more of a platform for culture to thrive)</text:span><text:span text:style-name="T176"> </text:span></text:p>
      <text:p text:style-name="P177"><text:span text:style-name="T178">maybe we need to have the appropriate legislation in place so we can move forward and act appropriately instead of reasoning around the giant problem we are facing. It’s hard to face a behemoth but we Everest takes one step at a time with friends to make sure we make it to the top.</text:span><text:span text:style-name="T179"> </text:span></text:p>
      <text:p text:style-name="P180"/>
      <text:p text:style-name="P181"/>
      <text:p text:style-name="P182"/>
      <text:list text:style-name="LFO1" text:continue-numbering="true">
        <text:list-item>
          <text:p text:style-name="P183"><text:span text:style-name="T184">“Nothing vast enters the life of mortals without a curse” - Sophocles</text:span></text:p>
        </text:list-item>
        <text:list-item>
          <text:p text:style-name="P185"><text:span text:style-name="T186">If you’re not paying for the product, then you are the product </text:span></text:p>
        </text:list-item>
        <text:list-item>
          <text:p text:style-name="P187"><text:span text:style-name="T188">“It’s the gradual, slight, imperceptible change that is the product” - changing who you are, what you do - (can change 1% of the world in the direction you want it to change) </text:span></text:p>
        </text:list-item>
      </text:list>
      <text:p text:style-name="P189"/>
      <text:list text:style-name="LFO2" text:continue-numbering="true">
        <text:list-item>
          <text:p text:style-name="P190"><text:span text:style-name="T191">Social media Selling ads: selling certainty: LOTS OF DATA  </text:span></text:p>
        </text:list-item>
        <text:list-item>
          <text:p text:style-name="P192"><text:span text:style-name="T193">New marketplace: Trading in human futures at scale: making the internet companies the richest companies in history </text:span></text:p>
        </text:list-item>
        <text:list-item>
          <text:p text:style-name="P194"><text:span text:style-name="T195">They monitor everything: Engagement time: even how long you look at a picture: building models to predict patterns </text:span></text:p>
        </text:list-item>
      </text:list>
      <text:p text:style-name="P196"/>
      <text:p text:style-name="P197"/>
      <text:p text:style-name="P198"><text:span text:style-name="T199">algorithms aims:</text:span></text:p>
      <text:p text:style-name="P200"/>
      <text:list text:style-name="LFO3" text:continue-numbering="true">
        <text:list-item>
          <text:p text:style-name="P201"><text:span text:style-name="T202">Engagement goal: use more</text:span></text:p>
        </text:list-item>
        <text:list-item>
          <text:p text:style-name="P203"><text:span text:style-name="T204">Growth goal: get more people to use it </text:span></text:p>
        </text:list-item>
        <text:list-item>
          <text:p text:style-name="P205"><text:span text:style-name="T206">Advertising goal: spend more </text:span></text:p>
        </text:list-item>
      </text:list>
      <text:p text:style-name="P207"/>
      <text:list text:style-name="LFO4" text:continue-numbering="true">
        <text:list-item>
          <text:p text:style-name="P208"><text:span text:style-name="T209">positive intermittent reinforcement: like slot machines - keep scrolling, keeps refreshing new content </text:span></text:p>
        </text:list-item>
        <text:list-item>
          <text:p text:style-name="P210"><text:span text:style-name="T211">Growth hacking: hacking psychology for more growth</text:span></text:p>
        </text:list-item>
        <text:list-item>
          <text:p text:style-name="P212"><text:span text:style-name="T213">Filters on faces</text:span></text:p>
        </text:list-item>
      </text:list>
      <text:p text:style-name="P214"><text:span text:style-name="T215"><text:line-break/></text:span><text:span text:style-name="T216"><draw:custom-shape svg:x="0in" svg:y="0in" svg:width="0.3375in" svg:height="0.3375in" draw:id="id0" draw:style-name="a0" draw:name="Rectangle 2" text:anchor-type="as-char"><svg:title/><svg:desc/><draw:enhanced-geometry draw:type="non-primitive" svg:viewBox="0 0 21600 21600" draw:enhanced-path="M 0 0 L 21600 0 21600 21600 0 21600 Z N"/></draw:custom-shape></text:span><text:span text:style-name="T217"><draw:custom-shape svg:x="0in" svg:y="0in" svg:width="0.3375in" svg:height="0.3375in" draw:id="id1" draw:style-name="a1" draw:name="Rectangle 1" text:anchor-type="as-char"><svg:title/><svg:desc/><draw:enhanced-geometry draw:type="non-primitive" svg:viewBox="0 0 21600 21600" draw:enhanced-path="M 0 0 L 21600 0 21600 21600 0 21600 Z N"/></draw:custom-shape></text:span></text:p>
      <text:p text:style-name="P218"/>
      <text:list text:style-name="LFO5" text:continue-numbering="true">
        <text:list-item>
          <text:p text:style-name="P219"><text:span text:style-name="T220">Amanda Todd - SUICIDE BY BLEACH - then meme’d </text:span></text:p>
        </text:list-item>
        <text:list-item>
          <text:p text:style-name="P221"><text:span text:style-name="T222">Google search: climate change </text:span></text:p>
        </text:list-item>
      </text:list>
      <text:p text:style-name="P223"/>
      <text:p text:style-name="P224"/>
      <text:list text:style-name="LFO6" text:continue-numbering="true">
        <text:list-item>
          <text:p text:style-name="P225"><text:span text:style-name="T226">Pros: reuniting family, organ donors, don’t f*ck with cats</text:span></text:p>
        </text:list-item>
      </text:list>
      <text:p text:style-name="P227"/>
      <text:p text:style-name="P228"><text:span text:style-name="T229">—-</text:span></text:p>
      <text:p text:style-name="P230"/>
      <text:p text:style-name="P231"><text:span text:style-name="T232">Century of the self </text:span></text:p>
      <text:p text:style-name="P233"/>
      <text:list text:style-name="LFO7" text:continue-numbering="true">
        <text:list-item>
          <text:p text:style-name="P234">Bernays - torch’s of freedom - wanting instead of needing - bringing psychological theory to corporations, products, propaganda - product placement in movies - celebrities in ads - cars as a part of male sexuality </text:p>
        </text:list-item>
        <text:list-item>
          <text:p text:style-name="P235">Psycho op </text:p>
        </text:list-item>
        <text:list-item>
          <text:p text:style-name="P236">Roosevelt and social psychologist Gallop </text:p>
        </text:list-item>
        <text:list-item>
          <text:p text:style-name="P237">National associates of manufactures </text:p>
        </text:list-item>
        <text:list-item>
          <text:p text:style-name="P238">Ernest Dichter - “strategy of desire” - First focus groups - Betty Crocker - felt guilt - add an egg </text:p>
        </text:list-item>
        <text:list-item>
          <text:p text:style-name="P239">Bernays - United fruit - Guatemalan banana war - banana republic </text:p>
        </text:list-item>
        <text:list-item>
          <text:p text:style-name="P240">Wilhelm Reich vs Freud - Freud urges need to be suppressed vs social repression affects the urges </text:p>
        </text:list-item>
        <text:list-item>
          <text:p text:style-name="P241">Herbert Marcuse - </text:p>
        </text:list-item>
        <text:list-item>
          <text:p text:style-name="P242">Reich methods - Convent of nuns - after talking - nunnery clothes changed - 1/3 denounced their vows and left the nunnery - others became lesbians </text:p>
        </text:list-item>
        <text:list-item>
          <text:p text:style-name="P243">Erhard seminars - EST </text:p>
        </text:list-item>
        <text:list-item>
          <text:p text:style-name="P244">Reagan and Thatcher appealed to Self actualisers - </text:p>
        </text:list-item>
      </text:list>
      <text:p text:style-name="P245"/>
      <text:p text:style-name="P246"><text:span text:style-name="T247">—- </text:span></text:p>
      <text:p text:style-name="P248"><text:span text:style-name="T249">Human values have become determined by economic value</text:span></text:p>
      <text:p text:style-name="P250"/>
      <text:p text:style-name="P251"><text:span text:style-name="T252">Orwell vs Totalitarianism and Nationalis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ICTFontTextStyleBody" svg:font-family="UICTFontTextStyleBody" style:font-family-generic="roman"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1" style:display-name="p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1" style:display-name="s1" style:family="text" style:parent-style-name="DefaultParagraphFont"/>
    <style:style style:name="apple-converted-space" style:display-name="apple-converted-space" style:family="text" style:parent-style-name="DefaultParagraphFont"/>
    <style:style style:name="li1" style:display-name="li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2" style:display-name="p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3" style:display-name="p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2" style:display-name="s2" style:family="text" style:parent-style-name="DefaultParagraphFont"/>
    <style:style style:name="li3" style:display-name="li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son, Alexander J</meta:initial-creator>
    <dc:creator>Mason, Alexander J</dc:creator>
    <meta:creation-date>2023-01-18T01:04:00Z</meta:creation-date>
    <dc:date>2023-01-18T01:04:00Z</dc:date>
    <meta:template xlink:href="Normal" xlink:type="simple"/>
    <meta:editing-cycles>2</meta:editing-cycles>
    <meta:editing-duration>PT0S</meta:editing-duration>
    <meta:document-statistic meta:page-count="5" meta:paragraph-count="13" meta:word-count="986" meta:character-count="6597" meta:row-count="46" meta:non-whitespace-character-count="5624"/>
  </office:meta>
</office:document-meta>
</file>